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2">
      <style:paragraph-properties fo:break-before="page"/>
    </style:style>
    <style:style style:name="P6" style:family="paragraph" style:parent-style-name="Standard" style:list-style-name="L1">
      <style:paragraph-properties fo:break-before="page"/>
    </style:style>
    <style:style style:name="T1" style:family="text">
      <style:text-properties fo:font-variant="normal" fo:text-transform="none" fo:color="#333333" style:font-name="Verdana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7452776" text:style-name="L1">
        <text:list-item>
          <text:p text:style-name="P1">MIGRATION:</text:p>
          <text:p text:style-name="P1"/>
          <text:list>
            <text:list-item>
              <text:p text:style-name="P1">Centros Educativos:</text:p>
              <text:list>
                <text:list-item>
                  <text:p text:style-name="P1">Centros públicos, concertados y privados. Educación infantil, primaria, secundaria y FP.</text:p>
                </text:list-item>
                <text:list-item>
                  <text:p text:style-name="P1">LABS: Servidor, Usuario, Navegación, Ofimática, Educación.</text:p>
                </text:list-item>
                <text:list-item>
                  <text:p text:style-name="P1">LABS Opcionales: Backup.</text:p>
                  <text:p text:style-name="P1"/>
                </text:list-item>
              </text:list>
            </text:list-item>
            <text:list-item>
              <text:p text:style-name="P1">Centros de Salud:</text:p>
              <text:list>
                <text:list-item>
                  <text:p text:style-name="P1">Centros públicos, concertados y privados.</text:p>
                </text:list-item>
                <text:list-item>
                  <text:p text:style-name="P1">LABS: Servidor, Usuario, Navegación, Ofimática, Tarjeta.</text:p>
                </text:list-item>
                <text:list-item>
                  <text:p text:style-name="P1">LABS Opcionales: Backup.</text:p>
                  <text:p text:style-name="P1"/>
                </text:list-item>
              </text:list>
            </text:list-item>
            <text:list-item>
              <text:p text:style-name="P1">Ventanillas de la administración:</text:p>
              <text:list>
                <text:list-item>
                  <text:p text:style-name="P1"><text:span text:style-name="T1">Oficinas Territoriales de Gestión Tributaria de la Diputación, </text:span>EGEVASA, etc</text:p>
                </text:list-item>
                <text:list-item>
                  <text:p text:style-name="P1">LABS: Servidor, Usuario, Navegación, Ofimática</text:p>
                </text:list-item>
                <text:list-item>
                  <text:p text:style-name="P1">LABS Opcionales: <text:s/>Tarjeta, Backup.</text:p>
                  <text:p text:style-name="P1"/>
                </text:list-item>
              </text:list>
            </text:list-item>
            <text:list-item>
              <text:p text:style-name="P1">Empresas con TPVs solamente.</text:p>
              <text:list>
                <text:list-item>
                  <text:p text:style-name="P1">Pequeño comercio local: bares, discotecas, peluquerías, etc...</text:p>
                </text:list-item>
                <text:list-item>
                  <text:p text:style-name="P1">LABS: Servidor, Cliente, Navegación, Ofimática, TPV.</text:p>
                </text:list-item>
                <text:list-item>
                  <text:p text:style-name="P1">LABS Opcionales: Backup, WEB, eComercio.</text:p>
                  <text:p text:style-name="P1"/>
                </text:list-item>
              </text:list>
            </text:list-item>
            <text:list-item>
              <text:p text:style-name="P1">Locutorios.</text:p>
              <text:list>
                <text:list-item>
                  <text:p text:style-name="P1">Pequeños comercio local con TPV, Gestión de tiempos y Telefonía.</text:p>
                </text:list-item>
                <text:list-item>
                  <text:p text:style-name="P1">LABS: Servidor, Cliente, Navegación, TPV, Timer, Telefonía.</text:p>
                </text:list-item>
                <text:list-item>
                  <text:p text:style-name="P1">LABS Opcionales: Backup, WEB, eComercio</text:p>
                  <text:p text:style-name="P1"/>
                </text:list-item>
              </text:list>
            </text:list-item>
            <text:list-item>
              <text:p text:style-name="P1">PYMES con software propio.</text:p>
              <text:list>
                <text:list-item>
                  <text:p text:style-name="P1">Pequeño comercio con sw propio basado en java o .Net</text:p>
                </text:list-item>
                <text:list-item>
                  <text:p text:style-name="P1">LABS: <text:s/>Servidor, Cliente, Navegación y Java o .Net</text:p>
                </text:list-item>
                <text:list-item>
                  <text:p text:style-name="P1">LABS Opcionales: Backup, WEB, eComercio</text:p>
                  <text:p text:style-name="P1"/>
                </text:list-item>
              </text:list>
            </text:list-item>
          </text:list>
        </text:list-item>
      </text:list>
      <text:p text:style-name="Standard">(futuro)</text:p>
      <text:p text:style-name="Standard"/>
      <text:list xml:id="list430922164" text:continue-numbering="true" text:style-name="L1">
        <text:list-item>
          <text:list>
            <text:list-item>
              <text:p text:style-name="P1">Ayuntamientos.</text:p>
            </text:list-item>
            <text:list-item>
              <text:p text:style-name="P1">PYMES con Facturación, Stock, etc...</text:p>
            </text:list-item>
            <text:list-item>
              <text:p text:style-name="P1">PYMES con desarrollos específicos.</text:p>
            </text:list-item>
          </text:list>
        </text:list-item>
      </text:list>
      <text:list xml:id="list1440143489" text:style-name="L2">
        <text:list-header>
          <text:p text:style-name="P2"/>
          <text:p text:style-name="P5">LABS:</text:p>
          <text:p text:style-name="P2"/>
          <text:list>
            <text:list-item>
              <text:p text:style-name="P2">Servidor</text:p>
              <text:list>
                <text:list-item>
                  <text:p text:style-name="P2">Ubuntu Server LTS, SMB, Impresión, Acceso Internet</text:p>
                  <text:p text:style-name="P2"/>
                </text:list-item>
              </text:list>
            </text:list-item>
            <text:list-item>
              <text:p text:style-name="P2">Usuario</text:p>
              <text:list>
                <text:list-item>
                  <text:p text:style-name="P2">Ubuntu LTS, SMB, Impresión, Acceso Internet</text:p>
                  <text:p text:style-name="P2"/>
                </text:list-item>
              </text:list>
            </text:list-item>
            <text:list-item>
              <text:p text:style-name="P2">Navegación.</text:p>
              <text:list>
                <text:list-item>
                  <text:p text:style-name="P2">Configuración de navegadores para su uso en portal preexistente.</text:p>
                  <text:p text:style-name="P2"/>
                </text:list-item>
              </text:list>
            </text:list-item>
            <text:list-item>
              <text:p text:style-name="P2">Ofimática</text:p>
              <text:list>
                <text:list-item>
                  <text:p text:style-name="P2">LibreOffice???</text:p>
                  <text:p text:style-name="P2"/>
                </text:list-item>
              </text:list>
            </text:list-item>
            <text:list-item>
              <text:p text:style-name="P2">Educación</text:p>
              <text:list>
                <text:list-item>
                  <text:p text:style-name="P2">Jclick, LMS o VLEs (moodle, Camvas instructure)</text:p>
                  <text:p text:style-name="P2"/>
                </text:list-item>
              </text:list>
            </text:list-item>
            <text:list-item>
              <text:p text:style-name="P2">Tarjeta</text:p>
              <text:list>
                <text:list-item>
                  <text:p text:style-name="P2">Acceso de usuario mediante lector de bandas o tarjetas digitales.</text:p>
                  <text:p text:style-name="P2"/>
                </text:list-item>
              </text:list>
            </text:list-item>
            <text:list-item>
              <text:p text:style-name="P2">TPV</text:p>
              <text:list>
                <text:list-item>
                  <text:p text:style-name="P2">Terminales Puntos de Venta(POS): openBravo.</text:p>
                  <text:p text:style-name="P2"/>
                </text:list-item>
              </text:list>
            </text:list-item>
            <text:list-item>
              <text:p text:style-name="P2">WEB</text:p>
            </text:list-item>
          </text:list>
        </text:list-header>
      </text:list>
      <text:list xml:id="list689317814" text:style-name="L3">
        <text:list-item>
          <text:list>
            <text:list-item>
              <text:list>
                <text:list-item>
                  <text:p text:style-name="P3">Desarrollo de web corporativa/personal/blog.</text:p>
                </text:list-item>
              </text:list>
            </text:list-item>
          </text:list>
        </text:list-item>
      </text:list>
      <text:list xml:id="list1771256209" text:continue-list="list1440143489" text:style-name="L2">
        <text:list-item>
          <text:list>
            <text:list-header>
              <text:p text:style-name="P2"/>
            </text:list-header>
            <text:list-item>
              <text:p text:style-name="P2">eComercio</text:p>
            </text:list-item>
          </text:list>
        </text:list-item>
      </text:list>
      <text:list xml:id="list1656103197" text:style-name="L4">
        <text:list-item>
          <text:list>
            <text:list-item>
              <text:list>
                <text:list-item>
                  <text:p text:style-name="P4">Desarrollo de tienda virtual.</text:p>
                </text:list-item>
              </text:list>
              <text:p text:style-name="P4"/>
            </text:list-item>
          </text:list>
        </text:list-item>
      </text:list>
      <text:list xml:id="list1821496289" text:continue-list="list1771256209" text:style-name="L2">
        <text:list-item>
          <text:list>
            <text:list-item>
              <text:p text:style-name="P2">Timer</text:p>
              <text:list>
                <text:list-item>
                  <text:p text:style-name="P2">Control de tiempos de uso de aplicaciones + facturación.</text:p>
                  <text:p text:style-name="P2"/>
                </text:list-item>
              </text:list>
            </text:list-item>
            <text:list-item>
              <text:p text:style-name="P2">Telefonía</text:p>
              <text:list>
                <text:list-item>
                  <text:p text:style-name="P2">Telefonía sobre IP, Central Telefónica digital (PBX): Asterisk</text:p>
                  <text:p text:style-name="P2"/>
                </text:list-item>
              </text:list>
            </text:list-item>
            <text:list-item>
              <text:p text:style-name="P2">Back-up</text:p>
              <text:p text:style-name="P2"/>
            </text:list-item>
            <text:list-item>
              <text:p text:style-name="P2">Java</text:p>
              <text:list>
                <text:list-item>
                  <text:p text:style-name="P2">Configuración de sw preexistente basado en java.</text:p>
                  <text:p text:style-name="P2"/>
                </text:list-item>
              </text:list>
            </text:list-item>
            <text:list-item>
              <text:p text:style-name="P2">.NET</text:p>
              <text:list>
                <text:list-item>
                  <text:p text:style-name="P2">Configuración de sw preexistente basdo en .Net</text:p>
                </text:list-item>
              </text:list>
            </text:list-item>
          </text:list>
          <text:p text:style-name="P2"/>
          <text:p text:style-name="P2">(futuro)</text:p>
          <text:p text:style-name="P2"/>
          <text:list text:continue-numbering="true">
            <text:list-item>
              <text:p text:style-name="P2">Desarrollos.</text:p>
              <text:list>
                <text:list-item>
                  <text:p text:style-name="P2">Desarollos a medida en C, C++, java, .net, php, javascript,...</text:p>
                </text:list-item>
              </text:list>
            </text:list-item>
          </text:list>
          <text:p text:style-name="P2"/>
        </text:list-item>
      </text:list>
      <text:list xml:id="list899048026" text:continue-list="list430922164" text:style-name="L1">
        <text:list-item>
          <text:p text:style-name="P6">KnowHow:</text:p>
          <text:p text:style-name="P1"/>
          <text:list>
            <text:list-item>
              <text:p text:style-name="P1">Como mínimo uno por lab con el mismo nombre que ayude a usarlo.</text:p>
              <text:p text:style-name="P1"/>
            </text:list-item>
            <text:list-item>
              <text:p text:style-name="P1">Charlas:</text:p>
              <text:list>
                <text:list-item>
                  <text:p text:style-name="P1">Riesgos de tu “yo digital” para adolescentes.</text:p>
                </text:list-item>
                <text:list-item>
                  <text:p text:style-name="P1">Riesgos de tu “yo digital” para adultos (empleados, profesores, empresarios)</text:p>
                </text:list-item>
                <text:list-item>
                  <text:p text:style-name="P1">FreeMyBussines. Explicación de nuestro modelo de negocio.</text:p>
                </text:list-item>
              </text:list>
              <text:p text:style-name="P1"/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17cm" fo:margin-right="1.6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co </meta:initial-creator>
    <meta:creation-date>2013-03-07T22:03:29</meta:creation-date>
    <dc:date>2013-03-20T22:04:03</dc:date>
    <dc:creator>quico </dc:creator>
    <meta:editing-duration>PT21M44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66" meta:word-count="359" meta:character-count="2307" meta:non-whitespace-character-count="2075"/>
  </office:meta>
</office:document-meta>
</file>